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C000002228BEDA5C69911148A.png" manifest:media-type="image/png"/>
  <manifest:file-entry manifest:full-path="Pictures/1000000000000163000000B5BC3129794EF1946B.png" manifest:media-type="image/png"/>
  <manifest:file-entry manifest:full-path="Pictures/10000000000001410000011403FA82FEC02BBC9B.png" manifest:media-type="image/png"/>
  <manifest:file-entry manifest:full-path="Pictures/10000201000002C70000021D49373426E4187FDA.png" manifest:media-type="image/png"/>
  <manifest:file-entry manifest:full-path="Pictures/1000020100000163000000B594679148252AE0CF.png" manifest:media-type="image/png"/>
  <manifest:file-entry manifest:full-path="Pictures/10000000000000970000005CF7CD8BF774C2E361.png" manifest:media-type="image/png"/>
  <manifest:file-entry manifest:full-path="Pictures/10000000000000970000005C0DF81731295AA2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1" svg:font-family="'Lucida Console'" style:font-family-generic="modern" style:font-pitch="fixed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664cm" fo:min-width="1.024cm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Dash" svg:stroke-width="0.076cm" svg:stroke-color="#000000" draw:marker-start-width="0.305cm" draw:marker-end="Arrowheads_20_24" draw:marker-end-width="0.406cm" draw:fill="none" draw:textarea-vertical-align="middle" fo:padding-top="0.163cm" fo:padding-bottom="0.163cm" fo:padding-left="0.288cm" fo:padding-right="0.288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1pt" fo:font-weight="bold" style:font-size-asian="18pt" style:font-weight-asian="bold" style:font-size-complex="18pt" style:font-weight-complex="bold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style:font-name="Liberation Sans2" fo:font-size="13pt" style:font-size-asian="13pt" style:font-size-complex="13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bold" style:letter-kerning="true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Config Server Operation</text:span></text:p>
          </draw:text-box>
        </draw:frame>
        <draw:frame draw:style-name="gr1" draw:text-style-name="P2" draw:layer="layout" svg:width="2.639cm" svg:height="4.34cm" svg:x="8.89cm" svg:y="3.81cm">
          <draw:image xlink:href="Pictures/100002010000014C000002228BEDA5C69911148A.png" xlink:type="simple" xlink:show="embed" xlink:actuate="onLoad" draw:mime-type="image/png">
            <text:p/>
          </draw:image>
        </draw:frame>
        <draw:frame draw:style-name="gr1" draw:text-style-name="P2" draw:layer="layout" svg:width="1.477cm" svg:height="1.27cm" svg:x="3.603cm" svg:y="3.81cm">
          <draw:image xlink:href="Pictures/10000000000001410000011403FA82FEC02BBC9B.png" xlink:type="simple" xlink:show="embed" xlink:actuate="onLoad" draw:mime-type="image/png">
            <text:p/>
          </draw:image>
        </draw:frame>
        <draw:frame draw:style-name="gr1" draw:text-style-name="P2" draw:layer="layout" svg:width="2.54cm" svg:height="1.295cm" svg:x="12.7cm" svg:y="4.363cm">
          <draw:image xlink:href="Pictures/1000020100000163000000B594679148252AE0CF.png" xlink:type="simple" xlink:show="embed" xlink:actuate="onLoad" draw:mime-type="image/png">
            <text:p/>
          </draw:image>
        </draw:frame>
        <draw:frame draw:style-name="gr1" draw:text-style-name="P2" draw:layer="layout" svg:width="2.639cm" svg:height="4.34cm" svg:x="18.316cm" svg:y="3.915cm">
          <draw:image xlink:href="Pictures/100002010000014C000002228BEDA5C69911148A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143cm" svg:x="13.335cm" svg:y="6.395cm">
          <draw:text-box>
            <text:p><text:span text:style-name="T2">HTTP</text:span></text:p>
            <text:p><text:span text:style-name="T2">Status</text:span></text:p>
          </draw:text-box>
        </draw:frame>
        <draw:frame draw:style-name="gr3" draw:text-style-name="P5" draw:layer="layout" svg:width="6.35cm" svg:height="1.787cm" svg:x="14.605cm" svg:y="11.348cm">
          <draw:text-box>
            <text:p text:style-name="P4"><text:span text:style-name="T3">208</text:span><text:span text:style-name="T4"> Already Reported</text:span></text:p>
            <text:p text:style-name="P4"><text:span text:style-name="T3">304</text:span><text:span text:style-name="T4"> Not Modified</text:span></text:p>
            <text:p text:style-name="P4"><text:span text:style-name="T3">404</text:span><text:span text:style-name="T4"> Not Found</text:span></text:p>
          </draw:text-box>
        </draw:frame>
        <draw:frame draw:style-name="gr1" draw:text-style-name="P2" draw:layer="layout" svg:width="1.477cm" svg:height="1.27cm" svg:x="12.7cm" svg:y="3.81cm">
          <draw:image xlink:href="Pictures/10000000000001410000011403FA82FEC02BBC9B.png" xlink:type="simple" xlink:show="embed" xlink:actuate="onLoad" draw:mime-type="image/png">
            <text:p/>
          </draw:image>
        </draw:frame>
        <draw:g>
          <draw:g>
            <draw:custom-shape draw:style-name="gr4" draw:text-style-name="P6" draw:layer="layout" svg:width="1.524cm" svg:height="0.914cm" svg:x="7.62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2" draw:layer="layout" svg:width="1.143cm" svg:height="0.686cm" svg:x="7.747cm" svg:y="6.02cm">
              <draw:image xlink:href="Pictures/10000000000000970000005CF7CD8BF774C2E361.png" xlink:type="simple" xlink:show="embed" xlink:actuate="onLoad" draw:mime-type="image/png">
                <text:p/>
              </draw:image>
            </draw:frame>
          </draw:g>
          <draw:line draw:style-name="gr6" draw:text-style-name="P2" draw:layer="layout" svg:x1="7.6cm" svg:y1="6.401cm" svg:x2="5.715cm" svg:y2="6.401cm">
            <text:p/>
          </draw:line>
        </draw:g>
        <draw:g>
          <draw:frame draw:style-name="gr1" draw:text-style-name="P2" draw:layer="layout" svg:width="2.639cm" svg:height="4.34cm" svg:x="8.791cm" svg:y="9.579cm">
            <draw:image xlink:href="Pictures/100002010000014C000002228BEDA5C69911148A.png" xlink:type="simple" xlink:show="embed" xlink:actuate="onLoad" draw:mime-type="image/png">
              <text:p/>
            </draw:image>
          </draw:frame>
          <draw:frame draw:style-name="gr1" draw:text-style-name="P2" draw:layer="layout" svg:width="2.54cm" svg:height="1.295cm" svg:x="3.603cm" svg:y="10.109cm">
            <draw:image xlink:href="Pictures/1000000000000163000000B5BC3129794EF1946B.png" xlink:type="simple" xlink:show="embed" xlink:actuate="onLoad" draw:mime-type="image/png">
              <text:p/>
            </draw:image>
          </draw:frame>
          <draw:frame draw:style-name="gr1" draw:text-style-name="P2" draw:layer="layout" svg:width="1.477cm" svg:height="1.27cm" svg:x="3.603cm" svg:y="9.525cm">
            <draw:image xlink:href="Pictures/10000000000001410000011403FA82FEC02BBC9B.png" xlink:type="simple" xlink:show="embed" xlink:actuate="onLoad" draw:mime-type="image/png">
              <text:p/>
            </draw:image>
          </draw:frame>
          <draw:g>
            <draw:custom-shape draw:style-name="gr4" draw:text-style-name="P6" draw:layer="layout" svg:width="1.524cm" svg:height="0.914cm" svg:x="7.62cm" svg:y="12.2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2" draw:layer="layout" svg:width="1.143cm" svg:height="0.686cm" svg:x="7.747cm" svg:y="12.192cm">
              <draw:image xlink:href="Pictures/10000000000000970000005CF7CD8BF774C2E361.png" xlink:type="simple" xlink:show="embed" xlink:actuate="onLoad" draw:mime-type="image/png">
                <text:p/>
              </draw:image>
            </draw:frame>
          </draw:g>
          <draw:line draw:style-name="gr6" draw:text-style-name="P2" draw:layer="layout" svg:x1="7.6cm" svg:y1="12.573cm" svg:x2="5.715cm" svg:y2="12.573cm">
            <text:p/>
          </draw:line>
          <draw:line draw:style-name="gr6" draw:text-style-name="P2" draw:layer="layout" svg:x1="5.715cm" svg:y1="10.109cm" svg:x2="8.89cm" svg:y2="10.109cm">
            <text:p/>
          </draw:line>
        </draw:g>
        <draw:line draw:style-name="gr6" draw:text-style-name="P2" draw:layer="layout" svg:x1="18.316cm" svg:y1="6.985cm" svg:x2="15.141cm" svg:y2="6.985cm">
          <text:p/>
        </draw:line>
        <draw:line draw:style-name="gr6" draw:text-style-name="P2" draw:layer="layout" svg:x1="5.715cm" svg:y1="4.445cm" svg:x2="8.89cm" svg:y2="4.445cm">
          <text:p/>
        </draw:line>
        <draw:line draw:style-name="gr6" draw:text-style-name="P2" draw:layer="layout" svg:x1="15.24cm" svg:y1="4.445cm" svg:x2="18.415cm" svg:y2="4.445cm">
          <text:p/>
        </draw:line>
        <draw:g>
          <draw:frame draw:style-name="gr1" draw:text-style-name="P2" draw:layer="layout" svg:width="1.143cm" svg:height="0.686cm" svg:x="17.043cm" svg:y="7.62cm">
            <draw:image xlink:href="Pictures/10000000000000970000005C0DF81731295AA22D.png" xlink:type="simple" xlink:show="embed" xlink:actuate="onLoad" draw:mime-type="image/png">
              <text:p/>
            </draw:image>
          </draw:frame>
          <draw:line draw:style-name="gr6" draw:text-style-name="P2" draw:layer="layout" svg:x1="17.023cm" svg:y1="8.001cm" svg:x2="15.138cm" svg:y2="8.001cm">
            <text:p/>
          </draw:lin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Client Logic Flow</text:span></text:p>
          </draw:text-box>
        </draw:frame>
        <draw:frame draw:style-name="gr8" draw:text-style-name="P8" draw:layer="layout" svg:width="15.049cm" svg:height="11.451cm" svg:x="6.541cm" svg:y="3.257cm">
          <draw:image xlink:href="Pictures/10000201000002C70000021D49373426E4187FD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1" svg:font-family="'Lucida Console'" style:font-family-generic="modern" style:font-pitch="fixed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31T15:29:47.036000000</meta:creation-date>
    <dc:date>2023-10-11T12:56:12.739000000</dc:date>
    <meta:editing-duration>PT3H31M39S</meta:editing-duration>
    <meta:editing-cycles>26</meta:editing-cycles>
    <meta:generator>LibreOffice/7.1.1.2$Windows_X86_64 LibreOffice_project/fe0b08f4af1bacafe4c7ecc87ce55bb426164676</meta:generator>
    <meta:document-statistic meta:object-count="55"/>
  </office:meta>
</office:document-meta>
</file>